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style:text-underline-mode="continuous" style:text-underline-type="single" style:text-underline-style="solid" style:text-underline-width="normal" fo:font-family="'Merriweather Sans Light'" style:font-family-asian="'Merriweather Sans Light'" style:font-family-complex="'Merriweather Sans Light'"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Merriweather Sans Light'" style:font-family-asian="'Merriweather Sans Light'" style:font-family-complex="'Merriweather Sans Light'"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Inter" style:font-family-asian="Inter" style:font-family-complex="Inter"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Inter" style:font-family-asian="Inter" style:font-family-complex="Inter"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bold" fo:font-family="'Merriweather Sans Light'" style:font-family-asian="'Merriweather Sans Light'" style:font-family-complex="'Merriweather Sans Light'"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Inter" style:font-family-asian="Inter" style:font-family-complex="Inter"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Inter" style:font-family-asian="Inter" style:font-family-complex="Inter" fo:background-color="transparent" style:use-window-font-color="true"/>
    </style:style>
    <style:style style:name="T15" style:family="text">
      <style:text-properties fo:font-size="12.00pt" fo:font-weight="normal" fo:font-family="Inter" style:font-family-asian="Inter" style:font-family-complex="Inter" fo:background-color="transparent" style:use-window-font-color="true" fo:font-style="italic"/>
    </style:style>
    <style:style style:name="T16" style:family="text">
      <style:text-properties fo:font-size="12.00pt" fo:font-weight="normal" fo:font-family="Inter" style:font-family-asian="Inter" style:font-family-complex="Inter"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Inter" style:font-family-asian="Inter" style:font-family-complex="Inter" fo:background-color="transparent" style:use-window-font-color="true"/>
    </style:style>
    <style:style style:name="T19" style:family="text">
      <style:text-properties fo:font-size="12.00pt" fo:font-weight="normal" fo:font-family="Inter" style:font-family-asian="Inter" style:font-family-complex="Inter" fo:background-color="transparent" style:use-window-font-color="true" fo:font-style="italic"/>
    </style:style>
    <style:style style:name="T20" style:family="text">
      <style:text-properties fo:font-size="12.00pt" fo:font-weight="normal" fo:font-family="Inter" style:font-family-asian="Inter" style:font-family-complex="Inter"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Inter" style:font-family-asian="Inter" style:font-family-complex="Inter" fo:background-color="transparent" style:use-window-font-color="true"/>
    </style:style>
    <style:style style:name="T23" style:family="text">
      <style:text-properties fo:font-size="12.00pt" fo:font-weight="normal" fo:font-family="Inter" style:font-family-asian="Inter" style:font-family-complex="Inter" fo:background-color="transparent" style:use-window-font-color="true" fo:font-style="italic"/>
    </style:style>
    <style:style style:name="T24" style:family="text">
      <style:text-properties fo:font-size="12.00pt" fo:font-weight="normal" fo:font-family="Inter" style:font-family-asian="Inter" style:font-family-complex="Inter" fo:background-color="transparent" style:use-window-font-color="true"/>
    </style:style>
    <style:style style:name="T25" style:family="text">
      <style:text-properties fo:font-size="12.00pt" fo:font-weight="normal" fo:font-family="Inter" style:font-family-asian="Inter" style:font-family-complex="Inter" fo:background-color="transparent" style:use-window-font-color="true" fo:font-style="italic"/>
    </style:style>
    <style:style style:name="T26" style:family="text">
      <style:text-properties fo:font-size="12.00pt" fo:font-weight="normal" fo:font-family="Arial" style:font-family-asian="Arial" style:font-family-complex="Arial" fo:background-color="transparent" style:use-window-font-color="true" fo:font-style="italic"/>
    </style:style>
    <style:style style:name="T27" style:family="text">
      <style:text-properties fo:font-size="12.00pt" fo:font-weight="normal" fo:font-family="Inter" style:font-family-asian="Inter" style:font-family-complex="Inter" fo:background-color="transparent" style:use-window-font-color="true" fo:font-style="italic"/>
    </style:style>
    <style:style style:name="T28" style:family="text">
      <style:text-properties fo:font-size="12.00pt" fo:font-weight="normal" fo:font-family="Inter" style:font-family-asian="Inter" style:font-family-complex="Inter"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Inter" style:font-family-asian="Inter" style:font-family-complex="Inter"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4.00pt" fo:font-weight="normal" fo:font-family="'Merriweather Sans Light'" style:font-family-asian="'Merriweather Sans Light'" style:font-family-complex="'Merriweather Sans Light'" fo:background-color="transparent" style:use-window-font-color="true"/>
    </style:style>
    <style:style style:name="T33" style:family="text">
      <style:text-properties fo:font-size="14.00pt" fo:font-weight="normal" fo:font-family="Arial" style:font-family-asian="Arial" style:font-family-complex="Arial"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4.00pt" fo:font-weight="normal" fo:font-family="Calibri" style:font-family-asian="Calibri" style:font-family-complex="Calibri" fo:background-color="transparent" style:use-window-font-color="true" fo:font-style="italic"/>
    </style:style>
    <style:style style:name="T36" style:family="text">
      <style:text-properties fo:font-size="14.00pt" fo:font-weight="normal" fo:font-family="Calibri" style:font-family-asian="Calibri" style:font-family-complex="Calibri" fo:background-color="transparent" style:use-window-font-color="true"/>
    </style:style>
    <style:style style:name="T37" style:family="text">
      <style:text-properties fo:font-size="14.00pt" fo:font-weight="normal" fo:font-family="'Merriweather Sans Light'" style:font-family-asian="'Merriweather Sans Light'" style:font-family-complex="'Merriweather Sans Light'"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Music for Pleasure</text:span></text:p>
      <text:p text:style-name="P1"><text:span text:style-name="T2"/></text:p>
      <text:p text:style-name="P1"><text:span text:style-name="T3">You can spot the vinyl addicts because after a while they get fed up with the rack they are flicking through, march over to a completely different section of the shop, pull a sleeve out from the middle somewhere, and come over to the counter; this is because they have been making a list of possible purchases in their head ("If I don't find anything in the next five minutes, that blues compilation I saw half an hour ago will have to do"), and suddenly sicken themselves with the amount of time they have wasted looking for something they don't really want. </text:span></text:p>
      <text:p text:style-name="P1"><text:span text:style-name="T4"/></text:p>
      <text:p text:style-name="P1"><text:span text:style-name="T5">There is no doubt in my mind. I am addicted to vinyl, buying, listening to, coveting<text:s/></text:span><text:span text:style-name="T6">– the groaning shelves of our house speak for themselves. This addiction has some unintended consequences. I cannot pass a charity shop, it must be explored and, even if there are no records on show, it is always worth checking with someone. “Are there any records in the back?”. Don’t ask. Don’t get. When records are 50p or a quid it is easy to justify the acquisition of the Big Big Sounds of Chaquito. And Top TV Themes. And so on. And on.</text:span></text:p>
      <text:p text:style-name="P1"><text:span text:style-name="T7"/></text:p>
      <text:p text:style-name="P1"><text:span text:style-name="T8">This is how I ended up becoming, not obsessed, but not not obsessed with the EMI sub-label Music for Pleasure (MFP). It was Geoff Love who started it. There are tonnes of Geoff Love records out there, ten different movie theme records alone, and you see them in charity shops all the time. Most people, you’d imagine, look at them and think ‘not for me, I’ll move on’. But I am an addict, and why collect records if you’re not going to collect records? How do you know that there is no treasure sealed in the grooves of Big Hollywood Movie Themes? And then it snowballs. Suddenly you stumble upon a curious Beach Boys record or Curried Jazz. There’s a French instantiation of the label? And a South African one? Pink Floyd, Motown compilations, weird children’s records? What the hell is going on? What were the guys at EMI doing? </text:span></text:p>
      <text:p text:style-name="P1"><text:span text:style-name="T9"/></text:p>
      <text:p text:style-name="P1"><text:span text:style-name="T10">The ones that sell</text:span></text:p>
      <text:p text:style-name="P1"><text:span text:style-name="T11"/></text:p>
      <text:p text:style-name="P1"><text:span text:style-name="T12">In 1965 Joseph Lockwood went to America and saw first hand a new technique for mass marketing recorded music. This was the birth of Music for Pleasure.</text:span></text:p>
      <text:p text:style-name="P1"><text:span text:style-name="T13"/></text:p>
      <text:p text:style-name="P1"><text:span text:style-name="T14">Joseph Lockwood, by account, was not a record man. At one point when asked for his favourite records, he just said: ‘The ones that sell.’<text:s text:c="2"/>He had been an industrial designer of flour mills, this was his initial area of expertise where he literally wrote the book, Flour Milling (1945), on the subject. During the mid 1950s. When EMI were in a slump he was encouraged to take over as chairman of their board. He was said to be of “inspiring, single-minded, decisive, fiery character” (</text:span><text:span text:style-name="T15">EMI First Hundred Years p.150</text:span><text:span text:style-name="T16">) and he significantly streamlined operations at EMI during the years 1954 to 1979. Any loss making operation was canned. Manufacture of television, record players and radios stopped. The focus was on the rapid expansion of the money making business of recorded music. </text:span></text:p>
      <text:p text:style-name="P1"><text:span text:style-name="T17"/></text:p>
      <text:p text:style-name="P1"><text:span text:style-name="T18">There were huge changes in a number of areas of retail in the 1960s. The article<text:s/></text:span><text:span text:style-name="T19">A distribution revolution: Changes in music distribution in the UK 1950-75</text:span><text:span text:style-name="T20"><text:s/>(Kevin D. Tennent) goes into significant detail about the specifics of these changes in the music industry and is well worth a read. Even just to get a historic outlook on arguments that continue to happen today around the introduction of any new distribution technology to the music industry. One of the big changes in the 1960s, and the change that Joseph Lockwood had noticed first hand on his trip the US was that of rack jobbing. Rack jobbing is the practice of the supplier stocking and managing a shop’s shelves for them, taking a cut of sales while the retailer just provides the space. The music industry wasn’t alone in adapting to the shifting post-war consumer landscape in the UK.</text:span></text:p>
      <text:p text:style-name="P1"><text:span text:style-name="T21"/></text:p>
      <text:p text:style-name="P1"><text:span text:style-name="T22">In 1949 Paul Hamlyn started Books for Pleasure. Booksellers were protected by an austere organisation, the Booksellers Association of Great Britain and Ireland. It was designed by publishers with the intention of enhancing the role of the book as a cultural medium (Jarvis Thompson 54). The understanding of the association was, any surplus books would be pulped to reduce any over-stocking. However, the cost of production has already been realised, why not reduce the price and generate some sales? This then was an entrance for Paul Hamlyn a low cost low risk entry into publishing, into which he flourished. As an aside, an example of his brilliance was his deal over the right to publish the English language<text:s/></text:span><text:span text:style-name="T23">Larousse Gastronomique<text:s/></text:span><text:span text:style-name="T24">for £1,000</text:span><text:span text:style-name="T25"><text:s/></text:span><text:span text:style-name="T26">–</text:span><text:span text:style-name="T27"><text:s/></text:span><text:span text:style-name="T28">this he would turn into millions. </text:span></text:p>
      <text:p text:style-name="P1"><text:span text:style-name="T29"/></text:p>
      <text:p text:style-name="P1"><text:span text:style-name="T30">Both of these astute businessmen then were well placed with the right skills to create Music for Pleasure. Lockwood brought EMI’s catalogue, its pressing capacity, and its distribution network. Hamlyn contributed his expertise in budget retailing and his access to Italian printers, whose low-cost but high-quality sleeve production far undercut EMI’s usual costs.</text:span></text:p>
      <text:p text:style-name="P1"><text:span text:style-name="T31"/></text:p>
      <text:p text:style-name="P1"><text:span text:style-name="T31"/></text:p>
      <text:p text:style-name="P1"><text:span text:style-name="T32">A man who knows the price of everything and the value of nothing </text:span></text:p>
      <text:p text:style-name="P1"><text:span text:style-name="T32"/></text:p>
      <text:p text:style-name="P1"><text:span text:style-name="T32">This section is all about the price of records that I have done some analysis on and can be brief.</text:span></text:p>
      <text:p text:style-name="P1"><text:span text:style-name="T32"/></text:p>
      <text:p text:style-name="P1"><text:span text:style-name="T32">The records themselves. MFP is not a genre label, there is no coherency in the releases at all. It is best described as bircolage the label operates through an eclectic, piecemeal, grab-what’s-at-hand aesthetic. This unpredictability is part of the appeal: at first glance you rarely know what you’re actually getting. A title like Tijuana Brass, appearing so often in the charity racks is quickly understood to not be a banger, but something called Curried Jazz or Stereo Discotheque could contain anything</text:span><text:span text:style-name="T33">—</text:span><text:span text:style-name="T34">from genuine experimentation to absolute drivel. The fundamental is that collecting these records is often joyous because you get a lot of "what is that?" moments; both good and bad. I'm going to take a quick look at some of my favourites lps. </text:span></text:p>
      <text:p text:style-name="P1"><text:span text:style-name="T34"/></text:p>
      <text:p text:style-name="P1"><text:span text:style-name="T34">The Beach Boys (MFP 1382)</text:span></text:p>
      <text:p text:style-name="P1"><text:span text:style-name="T34"/></text:p>
      <text:p text:style-name="P1"><text:span text:style-name="T34">EMI acquired Capitol in 1955, their focus was primarily on popular music and their roster was incredibly strong, Nat King Cole, Frank Sinatra and latterly the Beach Boys. Now, this is not a best of or a greatest hits, and to be fair it is not marketed as such - simply The Beach Boys. The scattergun tracklist is entirely in keeping with MFP’s wider methodology. </text:span></text:p>
      <text:p text:style-name="P1"><text:span text:style-name="T34"/></text:p>
      <text:p text:style-name="P1"><text:span text:style-name="T34">One criticism that I have met online about the label is that the records were poorly pressed. If there is anything to take away from this essay it is this. MFP records are generally very well pressed. These records may well have been mistreated, even trashed, but the UK records were generally pressed at the Hayes plant in Middlesex and, I believe, would have gone through better quality control than would be the case today. </text:span></text:p>
      <text:p text:style-name="P1"><text:span text:style-name="T34"/></text:p>
      <text:p text:style-name="P1"><text:span text:style-name="T34">This Beach Boys album is a great example this and the sort of record I think we would like to see being repressed today - a well known band, a good mix of tunes, well packaged and cheap. </text:span></text:p>
      <text:p text:style-name="P1"><text:span text:style-name="T34"/></text:p>
      <text:p text:style-name="P1"><text:span text:style-name="T34">Rupert and The Firebird (MFP 50084)</text:span></text:p>
      <text:p text:style-name="P1"><text:span text:style-name="T34"/></text:p>
      <text:p text:style-name="P1"><text:span text:style-name="T34">One of the surprising things about the period that MFP operated in was the amount of organisation and strategy that was coming into the industry. The MFP childrens records were some of the first records to get market tested before going into full production. In fairness this was done with singles rather than albums, but the point is still there that even in the madness there was some kind of plan. The children's market segment was big business for MFP accounting for around 10% of the label’s sales in 1969.</text:span></text:p>
      <text:p text:style-name="P1"><text:span text:style-name="T34"/></text:p>
      <text:p text:style-name="P1"><text:span text:style-name="T34">Although this record is a little bit of a one track wonder - I Can Fly could well appear on Paul Hillery's compiled Folk Funk &amp; Trippy Troubadours series on RE:WARM. </text:span></text:p>
      <text:p text:style-name="P1"><text:span text:style-name="T34"/></text:p>
      <text:p text:style-name="P1"><text:span text:style-name="T34">Curried Jazz </text:span></text:p>
      <text:p text:style-name="P1"><text:span text:style-name="T34"/></text:p>
      <text:p text:style-name="P1"><text:span text:style-name="T35">It's strictly korma rather than vindaloo, but like good Indian food, it's cheap! Melody Maker June 1969</text:span></text:p>
      <text:p text:style-name="P1"><text:span text:style-name="T35"/></text:p>
      <text:p text:style-name="P1"><text:span text:style-name="T36">Really unfair.</text:span></text:p>
      <text:p text:style-name="P1"><text:span text:style-name="T36"/></text:p>
      <text:p text:style-name="P1"><text:span text:style-name="T36"/></text:p>
      <text:p text:style-name="P1"><text:span text:style-name="T37"/></text:p>
      <text:p text:style-name="P1"><text:span text:style-name="T37"/></text:p>
      <text:p text:style-name="P1"><text:span text:style-name="T37">Often there was conflict between other areas of EMI's business for use of previously recorded material - </text:span></text:p>
      <text:p text:style-name="P1"><text:span text:style-name="T38"/></text:p>
      <text:p text:style-name="P1"><text:span text:style-name="T38"/></text:p>
      <text:p text:style-name="P1"><text:span text:style-name="T38"/></text:p>
      <text:p text:style-name="P1"><text:span text:style-name="T38"/></text:p>
      <text:p text:style-name="P1"><text:span text:style-name="T38"/></text:p>
      <text:p text:style-name="P1"><text:span text:style-name="T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